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15C0000006055D0DD70.png"/>
  <manifest:file-entry manifest:media-type="" manifest:full-path="Pictures/2000004B0000417D00000FC6922AAFC4.svm"/>
  <manifest:file-entry manifest:media-type="image/png" manifest:full-path="Pictures/100000000000004000000040998B77A6.png"/>
  <manifest:file-entry manifest:media-type="image/png" manifest:full-path="Pictures/10000201000001000000006C2FC13A22.png"/>
  <manifest:file-entry manifest:media-type="image/png" manifest:full-path="Pictures/1000020100000090000000950355A0FC.png"/>
  <manifest:file-entry manifest:media-type="" manifest:full-path="Pictures/20000002000000A0000000A0C17A0C82.eps"/>
  <manifest:file-entry manifest:media-type="" manifest:full-path="Pictures/20000012000011490000247ACDC358DB.svm"/>
  <manifest:file-entry manifest:media-type="image/png" manifest:full-path="Pictures/100000000000003E00000035DD876FB2.png"/>
  <manifest:file-entry manifest:media-type="image/png" manifest:full-path="Pictures/100002010000010000000100F762B169.png"/>
  <manifest:file-entry manifest:media-type="" manifest:full-path="Pictures/20000002000004720000047226EDE058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1.25cm" fo:min-width="5.79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259cm"/>
    </style:style>
    <style:style style:name="pr1" style:family="presentation" style:parent-style-name="_34_0572_5f_Rutsky_5f_Scripting_5f_languages-title">
      <style:graphic-properties draw:auto-grow-height="true" fo:min-height="3.507cm"/>
    </style:style>
    <style:style style:name="pr2" style:family="presentation" style:parent-style-name="_34_0572_5f_Rutsky_5f_Scripting_5f_languages-subtitle">
      <style:graphic-properties draw:fill-color="#ffffff" draw:auto-grow-height="true" fo:min-height="13.861cm"/>
    </style:style>
    <style:style style:name="pr3" style:family="presentation" style:parent-style-name="_34_0572_5f_Rutsky_5f_Scripting_5f_languages-notes">
      <style:graphic-properties draw:fill-color="#ffffff" draw:auto-grow-height="true" fo:min-height="13.365cm"/>
    </style:style>
    <style:style style:name="pr4" style:family="presentation" style:parent-style-name="_34_0572_5f_Rutsky_5f_Scripting_5f_languages-outline1">
      <style:graphic-properties fo:min-height="13.609cm"/>
    </style:style>
    <style:style style:name="pr5" style:family="presentation" style:parent-style-name="_34_0572_5f_Rutsky_5f_Scripting_5f_languages-notes">
      <style:graphic-properties draw:fill-color="#ffffff" fo:min-height="13.114cm"/>
    </style:style>
    <style:style style:name="pr6" style:family="presentation" style:parent-style-name="_34_0572_5f_Rutsky_5f_Scripting_5f_languages-subtitle">
      <style:graphic-properties draw:fill-color="#ffffff" draw:auto-grow-height="true" fo:min-height="17.936cm"/>
    </style:style>
    <style:style style:name="pr7" style:family="presentation" style:parent-style-name="_34_0572_5f_Rutsky_5f_Scripting_5f_languages-title">
      <style:graphic-properties fo:min-height="3.256cm"/>
    </style:style>
    <style:style style:name="pr8" style:family="presentation" style:parent-style-name="_34_0572_5f_Rutsky_5f_Scripting_5f_languages-outline1">
      <style:graphic-properties fo:min-height="13.61cm"/>
    </style:style>
    <style:style style:name="pr9" style:family="presentation" style:parent-style-name="_34_0572_5f_Rutsky_5f_Scripting_5f_languages-title">
      <style:graphic-properties draw:auto-grow-height="true" fo:min-height="17.663cm"/>
    </style:style>
    <style:style style:name="pr10" style:family="presentation" style:parent-style-name="_34_0572_5f_Rutsky_5f_Scripting_5f_languages-outline1" style:list-style-name="L3">
      <style:graphic-properties fo:min-height="13.61cm"/>
    </style:style>
    <style:style style:name="P1" style:family="paragraph">
      <style:text-properties fo:color="#280099"/>
    </style:style>
    <style:style style:name="P2" style:family="paragraph">
      <style:paragraph-properties fo:margin-left="0cm" fo:margin-right="0cm" fo:margin-top="0.246cm" fo:margin-bottom="0cm" fo:text-align="center" fo:text-indent="0cm"/>
    </style:style>
    <style:style style:name="P3" style:family="paragraph">
      <style:paragraph-properties fo:margin-left="0cm" fo:margin-right="0cm" fo:margin-top="0.264cm" fo:margin-bottom="0cm" fo:text-align="center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280099" fo:font-size="44pt" style:font-size-asian="44pt" style:font-size-complex="44pt"/>
    </style:style>
    <style:style style:name="P7" style:family="paragraph"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weight="normal" style:font-weight-asian="normal" style:font-weight-complex="normal"/>
    </style:style>
    <style:style style:name="T1" style:family="text">
      <style:text-properties fo:color="#280099"/>
    </style:style>
    <style:style style:name="T2" style:family="text">
      <style:text-properties fo:language="ru" fo:country="RU"/>
    </style:style>
    <style:style style:name="T3" style:family="text">
      <style:text-properties fo:font-size="30pt" fo:language="ru" fo:country="RU" style:font-size-asian="30pt" style:font-size-complex="30pt"/>
    </style:style>
    <style:style style:name="T4" style:family="text">
      <style:text-properties fo:color="#000000" fo:font-size="30pt" fo:language="ru" fo:country="RU" style:font-size-asian="30pt" style:font-size-complex="3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280099" fo:font-size="44pt" style:font-size-asian="44pt" style:font-size-complex="4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Скриптовые языки программирования.  В. Руцкий, гр. 4057/2</presentation:footer-decl>
      <presentation:date-time-decl presentation:name="dtd1" presentation:source="fixed">27.10.2009</presentation:date-time-decl>
      <draw:page draw:name="page1" draw:style-name="dp1" draw:master-page-name="_34_0572_5f_Rutsky_5f_Scripting_5f_language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5cm" svg:y="3.493cm" presentation:class="title" presentation:user-transformed="true">
          <draw:text-box>
            <text:p><text:span text:style-name="T1">Скриптовые языки программирования</text:span></text:p>
          </draw:text-box>
        </draw:frame>
        <draw:frame presentation:style-name="pr2" draw:text-style-name="P2" draw:layer="layout" svg:width="25.199cm" svg:height="13.861cm" svg:x="1.4cm" svg:y="4.914cm" presentation:class="subtitle">
          <draw:text-box>
            <text:p text:style-name="P2"><text:span text:style-name="T2">Доклад на семинаре по специальности</text:span></text:p>
            <text:p text:style-name="P2"><text:span text:style-name="T2"/></text:p>
            <text:p text:style-name="P3"><text:span text:style-name="T3">Студент гр. 4057/2 <text:s/></text:span><text:span text:style-name="T4">Руцкий Владимир</text:span></text:p>
            <text:p text:style-name="P3"><text:span text:style-name="T4"/></text:p>
          </draw:text-box>
        </draw:frame>
        <draw:frame draw:style-name="gr1" draw:text-style-name="P4" draw:layer="layout" svg:width="6.294cm" svg:height="1.517cm" svg:x="10.853cm" svg:y="14cm">
          <draw:text-box>
            <text:p text:style-name="P4"><text:span text:style-name="T5">27.10.2009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Содержание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Введение</text:p>
              </text:list-item>
              <text:list-item>
                <text:p>Особенности скриптовых языков программирования</text:p>
              </text:list-item>
              <text:list-item>
                <text:p>Типы скриптов и примеры</text:p>
              </text:list-item>
              <text:list-item>
                <text:p>Заключение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p text:style-name="P5"><text:span text:style-name="T6">Введение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Машинные коды, язык ассемблера.</text:p>
                <text:list>
                  <text:list-item>
                    <text:p>Работа с отдельными ячейками памяти, регистрами</text:p>
                  </text:list-item>
                </text:list>
              </text:list-item>
              <text:list-item>
                <text:p>Компилируемые в машинные коды (C, С++).</text:p>
                <text:list>
                  <text:list-item>
                    <text:p>Работа с примитивными типами данных (числа, массивы, структуры/классы)</text:p>
                  </text:list-item>
                </text:list>
              </text:list-item>
              <text:list-item>
                <text:p>Компилируемые в байт-код или интерпретируемые (Java, C#, Python).</text:p>
                <text:list>
                  <text:list-item>
                    <text:p>Более сложные типы данных и более сложные элементарные операции над ними</text:p>
                  </text:list-item>
                </text:list>
              </text:list-item>
              <text:list-item>
                <text:p>Работающие со сложными типами данных (с таблицами, программами — SQL, shell)</text:p>
              </text:list-item>
            </text:list>
          </draw:text-box>
        </draw:frame>
        <draw:frame presentation:style-name="pr7" draw:layer="layout" svg:width="25.199cm" svg:height="3.473cm" svg:x="1.4cm" svg:y="0.854cm" presentation:class="title" presentation:user-transformed="true">
          <draw:text-box>
            <text:p>Иерархия языков программирова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ложность элементарных операций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диаграмма количества машинных команд необходимых для выполнения каждой элементарной операции в соответствующем классе языка программирования с предыдущего слайда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ложность написания программ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статистика, сколько строк кода (и сколько времени) занимает решение какой-то определённой задачи, в различных классах языков программирования с предпредыдущего слайда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Эволюция языков программирования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Чем выше уровень языка, тем</text:p>
                <text:list>
                  <text:list-item>
                    <text:p>Проще и быстрее разработка программы</text:p>
                  </text:list-item>
                  <text:list-item>
                    <text:p>Медленнее работа программы</text:p>
                  </text:list-item>
                </text:list>
                <text:p/>
                <text:p>Вычислительная техника развивается столь стремительно, что применение сильно высокоуровневых языков программирования является оправданным во многих задачах.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Появление скриптов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60-е годы. Shell-скрипты. Автоматизация работы человека-оператора по вводу команд ОС в системах с разделением времени</text:p>
              </text:list-item>
              <text:list-item>
                <text:p>«Скриптовый язык», «язык сценариев» — язык записи «сценария», последовательности выполнения команд ОС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Особенности скриптовых языков программирования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Назнач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Быстрое и простое связывание и управление готовыми объектами (функциями, программами)</text:p>
                <text:list>
                  <text:list-item>
                    <text:p>Для создания новых программ на основе существующих</text:p>
                  </text:list-item>
                  <text:list-item>
                    <text:p>Для автоматизации различных рутинных операций</text:p>
                  </text:list-item>
                  <text:list-item>
                    <text:p>Для быстрой разработки технологических тестов</text:p>
                  </text:list-item>
                  <text:list-item>
                    <text:p>Для задания сценариев работы программы не программистами</text:p>
                  </text:list-item>
                  <text:list-item>
                    <text:p>Для управления специальными данными</text:p>
                  </text:list-item>
                </text:list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Типы данных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Бестиповые — более абстрактный и универсальный код</text:p>
                  </text:list-item>
                  <text:list-item>
                    <text:p>Универсальные типы — возможность произвольного связывания различных компонент</text:p>
                  </text:list-item>
                </text:list>
                <text:p>Недостаток:</text:p>
                <text:list>
                  <text:list-item>
                    <text:p>Нетипизированность данных не позволяет выявить ошибочное использование переменных до начала выполнения скрипта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Особенности среды выполнения скриптов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Выполнение скриптов:</text:p>
                <text:list>
                  <text:list-item>
                    <text:p>Практически никогда не компилируются в машинные коды</text:p>
                  </text:list-item>
                  <text:list-item>
                    <text:p>Компилируются в байт-код (обычно лишь для оптимизации скорости выполнения, кешируются)</text:p>
                    <text:list>
                      <text:list-item>
                        <text:p>Возможно выполнение JIT</text:p>
                      </text:list-item>
                    </text:list>
                  </text:list-item>
                  <text:list-item>
                    <text:p>Чаще всего интерпретируются «на лету»</text:p>
                  </text:list-item>
                </text:list>
                <text:p>Многие скрипты — кроссплатформенные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Особенности синтаксиса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Чаще всего позволяет «построчное» выполнение <text:s/>кода — даёт возможность программирования «на лету», прямо во время выполнения программы</text:p>
              </text:list-item>
              <text:list-item>
                <text:p>Минимализм в конструкциях языка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Типы скриптов и примеры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Классификация типов язык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классификация&gt;</text:p>
              </text:list-item>
              <text:list-item>
                <text:p>&lt;языки, которые будут рассмотрены&gt;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Управление последовательностью <text:s/>команд ОС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«Shell» — «оболочка» — интерфейс между функциями ядра/системы и конечным пользователем</text:p>
                <text:list>
                  <text:list-item>
                    <text:p>GUI — graphical user interface</text:p>
                  </text:list-item>
                  <text:list-item>
                    <text:p>CLI — command-line interface</text:p>
                  </text:list-item>
                </text:list>
              </text:list-item>
              <text:list-item>
                <text:p>Первые оболочки ОС — текстовые (CLI)</text:p>
              </text:list-item>
              <text:list-item>
                <text:p>Первая командная оболочка — shell — 1963 г., MIT, для ОС с разделением времени</text:p>
              </text:list-item>
              <text:list-item>
                <text:p>Четыре поколения shell:</text:p>
                <text:list>
                  <text:list-item>
                    <text:p>Thomson shell, Mashey shell</text:p>
                    <text:list>
                      <text:list-item>
                        <text:p>Базовые синтаксические конструкции, реализованные как отдельные программы</text:p>
                      </text:list-item>
                      <text:list-item>
                        <text:p>Нет переменных</text:p>
                      </text:list-item>
                    </text:list>
                  </text:list-item>
                  <text:list-item>
                    <text:p>C-shell, Bourne shell</text:p>
                    <text:list>
                      <text:list-item>
                        <text:p>Более продвинутый синтаксис</text:p>
                      </text:list-item>
                      <text:list-item>
                        <text:p>Переменные</text:p>
                      </text:list-item>
                    </text:list>
                    <text:p>Дальнейшее развитие синтаксиса и объектной модели</text:p>
                  </text:list-item>
                  <text:list-item>
                    <text:p>tcsh, ksh88</text:p>
                  </text:list-item>
                  <text:list-item>
                    <text:p>ksh93, bash, zsh, Microsoft Power Shell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8.1cm" svg:height="3.507cm" svg:x="1.4cm" svg:y="0.837cm" presentation:class="title" presentation:user-transformed="true">
          <draw:text-box>
            <text:p>Unix CLI. Bash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Thompson shell</text:span> — первая оболочка для ОС Unix, разработал Ken Thompson в в AT&amp;T Bell Laboratories в 1971</text:p>
              </text:list-item>
              <text:list-item>
                <text:p><text:span text:style-name="T7">sh</text:span> <text:span text:style-name="T8">—</text:span> <text:span text:style-name="T9">Bourne shell</text:span><text:span text:style-name="T8">, р</text:span>азработал Stephen Bourne в AT&amp;T Bell Laboratories и был выпущен в 1977 как оболочка по умолчанию для Version 7 Unix. Заменил Thompson shell</text:p>
              </text:list-item>
              <text:list-item>
                <text:p><text:span text:style-name="T7">Bash</text:span> <text:span text:style-name="T8">—</text:span> <text:span text:style-name="T9">Bourne-again shell, р</text:span><text:span text:style-name="T8">азработал в 1987 Brian Fox в рамках проекта GNU.</text:span></text:p>
                <text:list>
                  <text:list-item>
                    <text:p><text:span text:style-name="T8">Обратно совместимое надмножество над sh</text:span></text:p>
                  </text:list-item>
                  <text:list-item>
                    <text:p><text:span text:style-name="T8">До сих пор продолжает развиваться и широко используется в качестве shell по умолчанию в различных Unix-like ОС</text:span></text:p>
                  </text:list-item>
                  <text:list-item>
                    <text:p><text:span text:style-name="T8">Сейчас — полноценный язык программирования, по историческим причинам ориентированный на задание последовательности выполнения команд ОС</text:span></text:p>
                  </text:list-item>
                  <text:list-item>
                    <text:p>«Стандартной библиотекой» для bash является набор стандартных утилит Unix.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5.837cm" svg:height="2.462cm" svg:x="19.665cm" svg:y="1.5cm">
          <draw:image xlink:href="Pictures/10000201000001000000006C2FC13A2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8.1cm" svg:height="3.507cm" svg:x="1.4cm" svg:y="0.837cm" presentation:class="title" presentation:user-transformed="true">
          <draw:text-box>
            <text:p>Bash. Примеры</text:p>
          </draw:text-box>
        </draw:frame>
        <draw:frame presentation:style-name="pr8" draw:layer="layout" svg:width="8.1cm" svg:height="13.86cm" svg:x="1.4cm" svg:y="4.914cm" presentation:class="outline" presentation:user-transformed="true">
          <draw:text-box>
            <text:p><text:span text:style-name="T7">function</text:span> gcd {</text:p>
            <text:p><text:s text:c="2"/>a=$1</text:p>
            <text:p><text:s text:c="2"/>b=$2</text:p>
            <text:p><text:s text:c="2"/><text:span text:style-name="T7">while</text:span> [ $a -gt 0 ]; do</text:p>
            <text:p><text:s text:c="4"/>c=$a</text:p>
            <text:p><text:s text:c="4"/>a=$[$b % $a]</text:p>
            <text:p><text:s text:c="4"/>b=$c</text:p>
            <text:p><text:s text:c="2"/><text:span text:style-name="T7">done</text:span></text:p>
            <text:p/>
            <text:p><text:s text:c="2"/><text:span text:style-name="T7">return</text:span> $c</text:p>
            <text:p>}</text:p>
            <text:p/>
            <text:p>gcd 42 56</text:p>
            <text:p><text:span text:style-name="T7">echo</text:span> $?</text:p>
            <text:p/>
          </draw:text-box>
        </draw:frame>
        <draw:frame presentation:style-name="pr8" draw:layer="layout" svg:width="17.107cm" svg:height="13.86cm" svg:x="9.5cm" svg:y="4.914cm" presentation:class="outline" presentation:user-transformed="true">
          <draw:text-box>
            <text:p># Поиск строки в файлах</text:p>
            <text:p>find /tmp -exec grep -H "search string" '{}' \; -print</text:p>
            <text:p># Создать список из мультимидийных файлов</text:p>
            <text:p>find . -iname '*.avi' -o -iname '*.mpg' -o -iname '*.mov' &gt; list.m3u</text:p>
            <text:p># Обработка изображений в текущей директории</text:p>
            <text:p><text:span text:style-name="T7">for</text:span> i in *.JPG; <text:span text:style-name="T7">do</text:span> jpegtran -grayscale $i | jpegtopnm | pnmnorm -wp 10 | pnmscale 0.5 | pnmtojpeg &gt; converted/`echo "$i" | tr A-Z a-z`; <text:span text:style-name="T7">done</text:span></text:p>
            <text:p># Перекодирование имён файлов из koi8-r в utf8</text:p>
            <text:p>find . -depth -execdir sh -c "src=\`basename '{}' \` dest=\`echo \$src | recode -f koi8-r..utf8\`; [ \"\$src\" == \"\$dest\" ] || mv \"\$src\" \"\$dest\" " \;</text:p>
          </draw:text-box>
        </draw:frame>
        <draw:frame draw:style-name="gr3" draw:text-style-name="P8" draw:layer="layout" svg:width="5.837cm" svg:height="2.462cm" svg:x="19.664cm" svg:y="1.5cm">
          <draw:image xlink:href="Pictures/10000201000001000000006C2FC13A2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8.6cm" svg:height="3.507cm" svg:x="1.4cm" svg:y="0.837cm" presentation:class="title" presentation:user-transformed="true">
          <draw:text-box>
            <text:p>Windows CLI. Общая характеристика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COMMAND.COM</text:span><text:span text:style-name="T10"> — оболочка по умолчанию для ОС DOS, и CLI ОС MS Windows 9x/Me</text:span></text:p>
                <text:list>
                  <text:list-item>
                    <text:p><text:span text:style-name="T10">Однозадачность</text:span></text:p>
                  </text:list-item>
                </text:list>
              </text:list-item>
              <text:list-item>
                <text:p><text:span text:style-name="T7">CMD.EXE</text:span><text:span text:style-name="T10"> — CLI для ОС MS Windows не ниже Windows 2000, разработал Therese Stowell для MS Windows NT</text:span></text:p>
                <text:list>
                  <text:list-item>
                    <text:p><text:span text:style-name="T10">Скудные возможности конструкций языка и управления объектами</text:span></text:p>
                  </text:list-item>
                  <text:list-item>
                    <text:p><text:span text:style-name="T10">Необходимый минимум для задания последовательного выполнения команд с несложной логикой</text:span></text:p>
                  </text:list-item>
                  <text:list-item>
                    <text:p><text:span text:style-name="T10">Скудный набор утилит</text:span></text:p>
                  </text:list-item>
                </text:list>
              </text:list-item>
              <text:list-item>
                <text:p><text:span text:style-name="T7">Windows Script Host</text:span><text:span text:style-name="T10"> — технология создания скриптов, используя Active Scripting, первоначально разрабона для Windows 98</text:span></text:p>
                <text:list>
                  <text:list-item>
                    <text:p><text:span text:style-name="T10">Возможность написания скриптов на JScript, VBScript и других языках</text:span></text:p>
                  </text:list-item>
                  <text:list-item>
                    <text:p><text:span text:style-name="T10">Интерфейс для работы с COM</text:span></text:p>
                  </text:list-item>
                </text:list>
              </text:list-item>
              <text:list-item>
                <text:p><text:span text:style-name="T7">Windows PowerShell</text:span><text:span text:style-name="T10"> — CLI для MS Windows не ниже Windows XP SP2, разработала Microsoft в 2006 г.</text:span></text:p>
                <text:list>
                  <text:list-item>
                    <text:p><text:span text:style-name="T10">Предоставляет возможности полноценного скриптового языка</text:span></text:p>
                  </text:list-item>
                  <text:list-item>
                    <text:p><text:span text:style-name="T10">Интерфейс для работы с COM</text:span></text:p>
                  </text:list-item>
                  <text:list-item>
                    <text:p><text:span text:style-name="T10">Интерфейс для работы с .NET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639cm" svg:height="3.111cm" svg:x="19.5cm" svg:y="1cm">
          <draw:image xlink:href="Pictures/100000000000003E00000035DD876FB2.png" xlink:type="simple" xlink:show="embed" xlink:actuate="onLoad">
            <text:p/>
          </draw:image>
        </draw:frame>
        <draw:frame draw:style-name="gr3" draw:text-style-name="P8" draw:layer="layout" svg:width="3cm" svg:height="3cm" svg:x="23cm" svg:y="1cm">
          <draw:image xlink:href="Pictures/100002010000010000000100F762B169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8.6cm" svg:height="3.507cm" svg:x="1.4cm" svg:y="0.837cm" presentation:class="title" presentation:user-transformed="true">
          <draw:text-box>
            <text:p>cmd.exe. Примеры</text:p>
          </draw:text-box>
        </draw:frame>
        <draw:frame presentation:style-name="pr8" draw:layer="layout" svg:width="24.6cm" svg:height="13.86cm" svg:x="1.4cm" svg:y="4.914cm" presentation:class="outline" presentation:user-transformed="true">
          <draw:text-box>
            <text:p>goto :main</text:p>
            <text:p/>
            <text:p>:gcd </text:p>
            <text:p><text:s text:c="2"/>set a=%1</text:p>
            <text:p><text:s text:c="2"/>set b=%2</text:p>
            <text:p/>
            <text:p><text:s text:c="2"/>:loop_start</text:p>
            <text:p><text:s text:c="4"/>if not %a% gtr 0 exit /B %b%</text:p>
            <text:p><text:s text:c="6"/>set /a c=%a%</text:p>
            <text:p><text:s text:c="6"/>set /a a=%b% %% %a%</text:p>
            <text:p><text:s text:c="6"/>set /a b=%c%.</text:p>
            <text:p><text:s text:c="2"/>goto loop_start</text:p>
            <text:p/>
            <text:p>:main </text:p>
            <text:p>call :gcd 42 56</text:p>
            <text:p>echo %errorlevel%</text:p>
            <text:p/>
            <text:p>rem Разбор файла с табличными данными</text:p>
            <text:p>for /F "eol=; tokens=2,3* delims=," %i in (myfile.txt) do @echo %i %j %k</text:p>
          </draw:text-box>
        </draw:frame>
        <draw:frame draw:style-name="gr3" draw:text-style-name="P8" draw:layer="layout" svg:width="3.639cm" svg:height="3.111cm" svg:x="19.5cm" svg:y="1.001cm">
          <draw:image xlink:href="Pictures/100000000000003E00000035DD876FB2.png" xlink:type="simple" xlink:show="embed" xlink:actuate="onLoad">
            <text:p/>
          </draw:image>
        </draw:frame>
        <draw:frame draw:style-name="gr3" draw:text-style-name="P8" draw:layer="layout" svg:width="3cm" svg:height="3cm" svg:x="23cm" svg:y="1.001cm">
          <draw:image xlink:href="Pictures/100002010000010000000100F762B169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Языки для обработки текст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Текст — цепочка символов — универсальный тип данных</text:p>
              </text:list-item>
              <text:list-item>
                <text:p>Алгоритмы, принимающие цепочку символов и возвращающие цепочку, можно связывать друг с другом в произвольном порядке</text:p>
                <text:p>&lt;схема перенаправления вывода&gt;</text:p>
              </text:list-item>
              <text:list-item>
                <text:p>Shell превосходно подходит для обработки цепочек символов: вход и выход программ — цепочки символов и shell имеет встроенную возможность для перенаправления вывода одной команды ОС на вход другой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wk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История создания, возможности, примеры&gt;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eb-скрипты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Чаще всего обмен информацией организован внутри пар клиент-сервер</text:p>
              </text:list-item>
              <text:list-item>
                <text:p>Общие для большинства схем взаимодействия клиент-сервер рутинные операции:</text:p>
                <text:list>
                  <text:list-item>
                    <text:p>генерация данных на сервере,</text:p>
                  </text:list-item>
                  <text:list-item>
                    <text:p>подготовка к передаче клиенту,</text:p>
                  </text:list-item>
                  <text:list-item>
                    <text:p>отображение данных на стороне клиента, </text:p>
                  </text:list-item>
                  <text:list-item>
                    <text:p>приём данных от клиента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ерверные Web-скрипты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PHP, (ASP, Ruby on rails, SMX)&gt;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eb-скрипты. Клиентские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&lt;JavaScript, VBScript&gt;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_34_0572_5f_Rutsky_5f_Scripting_5f_languages" presentation:use-footer-name="ftr1" presentation:use-date-time-name="dtd1">
        <office:forms form:automatic-focus="false" form:apply-design-mode="false"/>
        <draw:frame presentation:style-name="pr9" draw:layer="layout" svg:width="25.199cm" svg:height="17.663cm" svg:x="1.4cm" svg:y="0.837cm" presentation:class="title" presentation:user-transformed="true">
          <draw:text-box>
            <text:p>Языки общего назначе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5.1cm" svg:height="3.473cm" svg:x="1.4cm" svg:y="0.854cm" presentation:class="title" presentation:user-transformed="true">
          <draw:text-box>
            <text:p>Perl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erl</text:span> — Practical Extraction and Reporting Language — высокоуровневый язык общего назначения.</text:p>
              </text:list-item>
              <text:list-item>
                <text:p>Первоначально разработал Larry Wall в 1987 в США для обработки отчетов</text:p>
              </text:list-item>
              <text:list-item>
                <text:p>Предоставляет широкие возможности для обработки текстов</text:p>
              </text:list-item>
              <text:list-item>
                <text:p>Ориентирован на решение практических задач, нежели красоту/изысканность синтаксических конструкций</text:p>
              </text:list-item>
              <text:list-item>
                <text:p>Процедурный, c поддержкой объектно-ориентированной и функциональной парадигм программирован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Интерпретируемый. В Perl 6 появится возможность компилирования в байт-код</text:p>
              </text:list-item>
              <text:list-item>
                <text:p>Специальные синтаксические конструкции для работы с регулярными выражениями и потоками ввода/вывода</text:p>
              </text:list-item>
              <text:list-item>
                <text:p>Девизы:</text:p>
                <text:list>
                  <text:list-item>
                    <text:p>«There’s more than one way to do it» (TMTOWTDI) — «Есть больше одного способа сделать это»</text:p>
                  </text:list-item>
                  <text:list-item>
                    <text:p>«Easy things should be easy and hard things should be possible» — «Простые вещи должны быть простыми, а сложные вещи — возможными»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Синтаксис</text:p>
          </draw:text-box>
        </draw:frame>
        <draw:frame presentation:style-name="pr10" draw:layer="layout" svg:width="12.296cm" svg:height="13.86cm" svg:x="1.704cm" svg:y="4.5cm" presentation:class="outline" presentation:user-transformed="true">
          <draw:text-box>
            <text:list text:style-name="L2">
              <text:list-item>
                <text:p>Унаследовал общую структуру синтаксиса от языка Си</text:p>
              </text:list-item>
              <text:list-item>
                <text:p>Возможно создавать сложные структуры данных, как массивы/хеши ссылок на более простые типы</text:p>
              </text:list-item>
              <text:list-item>
                <text:p>Возможность создания модулей</text:p>
              </text:list-item>
              <text:list-item>
                <text:p>Примеры.</text:p>
              </text:list-item>
            </text:list>
            <text:list text:style-name="L3">
              <text:list-item>
                <text:p><text:span text:style-name="T7">sub</text:span> GCD {</text:p>
              </text:list-item>
              <text:list-item>
                <text:p><text:s text:c="2"/><text:span text:style-name="T7">my</text:span> ($a, $b) = @_;</text:p>
              </text:list-item>
              <text:list-item>
                <text:p><text:s text:c="2"/><text:span text:style-name="T7">my</text:span> $c = $b;</text:p>
              </text:list-item>
              <text:list-item>
                <text:p><text:s text:c="2"/><text:span text:style-name="T7">while</text:span> ($a &gt; 0)</text:p>
              </text:list-item>
              <text:list-item>
                <text:p><text:s text:c="2"/>{</text:p>
              </text:list-item>
              <text:list-item>
                <text:p><text:s text:c="4"/>$c = $a;</text:p>
              </text:list-item>
              <text:list-item>
                <text:p><text:s text:c="4"/>$a = $b % $a;</text:p>
              </text:list-item>
              <text:list-item>
                <text:p><text:s text:c="4"/>$b = $c;</text:p>
              </text:list-item>
              <text:list-item>
                <text:p><text:s text:c="2"/>}</text:p>
              </text:list-item>
              <text:list-item>
                <text:p><text:s text:c="2"/><text:span text:style-name="T7">return</text:span> $c;</text:p>
              </text:list-item>
              <text:list-item>
                <text:p>}</text:p>
              </text:list-item>
              <text:list-item>
                <text:p><text:span text:style-name="T7">print</text:span> GCD(42, 56);</text:p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draw:frame presentation:style-name="pr8" draw:layer="layout" svg:width="12.296cm" svg:height="13.274cm" svg:x="13.704cm" svg:y="4.726cm" presentation:class="outline" presentation:user-transformed="true">
          <draw:text-box>
            <text:list text:style-name="L2">
              <text:list-header>
                <text:p>$number = 5;</text:p>
                <text:p>$string = "String";</text:p>
                <text:p>$multilined_string = &lt;&lt;EOF;</text:p>
                <text:p>Multilined string,</text:p>
                <text:p>terminating with the word "EOF".</text:p>
                <text:p>EOF</text:p>
                <text:p/>
                <text:p>@array = (1, 2, "three");</text:p>
                <text:p><text:span text:style-name="T7">print</text:span> $array[1]; # "2"</text:p>
                <text:p/>
                <text:p>%hash = ('one' =&gt; 1, 'two' =&gt; 2);</text:p>
                <text:p><text:span text:style-name="T7">print</text:span> $hash{'one'}; # "1"</text:p>
                <text:p/>
                <text:p>$ref = \$number;</text:p>
                <text:p><text:span text:style-name="T7">print</text:span> $ref; # SCALAR(0x14ef640)</text:p>
                <text:p><text:span text:style-name="T7">print</text:span> $$ref; # 5</text:p>
                <text:p/>
                <text:p>$circle={</text:p>
                <text:p><text:s text:c="2"/>center=&gt;{x=&gt;210, y=&gt;297},</text:p>
                <text:p><text:s text:c="2"/>radius=&gt;53,</text:p>
                <text:p>}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1.351cm" presentation:class="title" presentation:user-transformed="true">
          <draw:text-box>
            <text:p>Perl. Особенности</text:p>
          </draw:text-box>
        </draw:frame>
        <draw:frame presentation:style-name="pr8" draw:layer="layout" svg:width="25.1cm" svg:height="12.774cm" svg:x="1.4cm" svg:y="6cm" presentation:class="outline" presentation:user-transformed="true">
          <draw:text-box>
            <text:list text:style-name="L2">
              <text:list-item>
                <text:p>Встроенная в синтаксис поддержка регулярных выражений</text:p>
                <text:list>
                  <text:list-item>
                    <text:p>$x =~ m/abc/; # Истина, если $x содержит «abc»</text:p>
                  </text:list-item>
                  <text:list-item>
                    <text:p>$x =~ s/abc/def/; # Заменит «abc» на «def» в $x</text:p>
                  </text:list-item>
                  <text:list-item>
                    <text:p>$x =~ m/(\d+)\.(\d+)\.(\d+)\.(\d+)\./ # Найдёт первое вхождение IP-адреса, и сохранит его части в переменных $1, $2, $3, $4</text:p>
                  </text:list-item>
                  <text:list-item>
                    <text:p>@a = ($x =~ m/(\d+)/g); # Сохранит в массив @a все найденные в строке числа</text:p>
                  </text:list-item>
                  <text:list-item>
                    <text:p>$x =~ s/(\d+) б /$1 Б/g # Заменит «X б» на «X Б»</text:p>
                  </text:list-item>
                </text:list>
              </text:list-item>
              <text:list-item>
                <text:p>Регулярные выражения Perl удобны и включены во многие другие языки программирования</text:p>
              </text:list-item>
              <text:list-item>
                <text:p>Пример. Печать простых чисел:</text:p>
                <text:list>
                  <text:list-header>
                    <text:p>perl -wle '(1 x $_) !~ /^(11+)\1+$/ &amp;&amp; print while ++ $_'</text:p>
                  </text:list-header>
                </text:list>
              </text:list-item>
              <text:list-item>
                <text:p>Встроенные в синтаксис возможности для работы с потоками ввода/вывода</text:p>
                <text:list>
                  <text:list-header>
                    <text:p><text:span text:style-name="T7">while</text:span> ( &lt;&gt; ){ # построчное чтение из выбранного потока в переменную $_</text:p>
                    <text:p><text:s text:c="2"/><text:span text:style-name="T7">if</text:span> ( /print/ ){ # если строка в $_ содержит «print» (регулярное выражение)</text:p>
                    <text:p><text:s text:c="4"/><text:span text:style-name="T7">print</text:span>; <text:s text:c="4"/># печатаем содержимое переменной $_</text:p>
                    <text:p><text:s text:c="2"/>}</text:p>
                    <text:p>}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6.6cm" svg:height="3.256cm" svg:x="1.4cm" svg:y="0.962cm" presentation:class="title" presentation:user-transformed="true">
          <draw:text-box>
            <text:p>Perl. Примене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Применение Perl:</text:p>
                <text:list>
                  <text:list-item>
                    <text:p>Разработка инструментов системного администрирования</text:p>
                  </text:list-item>
                  <text:list-item>
                    <text:p>Обработка почты</text:p>
                  </text:list-item>
                  <text:list-item>
                    <text:p>CGI-сценарии</text:p>
                  </text:list-item>
                  <text:list-item>
                    <text:p>Обработка текстов</text:p>
                  </text:list-item>
                  <text:list-item>
                    <text:p>Работа с базами данных</text:p>
                  </text:list-item>
                  <text:list-item>
                    <text:p>Разработка средств тестирования</text:p>
                  </text:list-item>
                </text:list>
              </text:list-item>
              <text:list-item>
                <text:p>Perl используют:</text:p>
                <text:list>
                  <text:list-item>
                    <text:p>Amazon — онлайн сервисы</text:p>
                  </text:list-item>
                  <text:list-item>
                    <text:p>The BBC — обработка данных</text:p>
                  </text:list-item>
                  <text:list-item>
                    <text:p>Ebay — онлайн сервисы</text:p>
                  </text:list-item>
                  <text:list-item>
                    <text:p>Yahoo! — онлайн сервисы</text:p>
                  </text:list-item>
                  <text:list-item>
                    <text:p>NASA — программирование в системах рассчетов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ython</text:span> — высокоуровневый язык общего назначения</text:p>
              </text:list-item>
              <text:list-item>
                <text:p>Первоначально разработал Guido van Rossum в 1990 в нидерландском CWI </text:p>
              </text:list-item>
              <text:list-item>
                <text:p>Акцент на производительность разработчика <text:s/>и читаемость кода</text:p>
              </text:list-item>
              <text:list-item>
                <text:p>Объектно-ориентированный, с поддержкой процедурной и функциональной парадигм</text:p>
              </text:list-item>
              <text:list-item>
                <text:p>Минималистичный синтаксис</text:p>
              </text:list-item>
              <text:list-item>
                <text:p>Динамическая типизац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Полная интроспекция</text:p>
              </text:list-item>
              <text:list-item>
                <text:p>Механизм обработки исключений</text:p>
              </text:list-item>
              <text:list-item>
                <text:p>Интерпретируемый и/или компилируемый в байт-код</text:p>
              </text:list-item>
              <text:list-item>
                <text:p>Интерактивный режим выполнения</text:p>
              </text:list-item>
            </text:list>
          </draw:text-box>
        </draw:frame>
        <draw:frame draw:style-name="gr3" draw:text-style-name="P8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8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Синтаксис</text:p>
          </draw:text-box>
        </draw:frame>
        <draw:frame presentation:style-name="pr8" draw:text-style-name="P10" draw:layer="layout" svg:width="13.1cm" svg:height="13.86cm" svg:x="1.4cm" svg:y="4.914cm" presentation:class="outline" presentation:user-transformed="true">
          <draw:text-box>
            <text:list text:style-name="L2">
              <text:list-item>
                <text:p><text:span text:style-name="T11">Отступы определяют разделение программы на блоки</text:span></text:p>
              </text:list-item>
              <text:list-item>
                <text:p><text:span text:style-name="T11">Возможность написания классов</text:span></text:p>
              </text:list-item>
              <text:list-item>
                <text:p><text:span text:style-name="T11">Поддержка разделения на модули </text:span></text:p>
              </text:list-item>
              <text:list-item>
                <text:p><text:span text:style-name="T11">Переменные — имена ссылок на экземпляры классов</text:span></text:p>
              </text:list-item>
              <text:list-item>
                <text:p><text:span text:style-name="T11">Коллекции (контейнеры):</text:span></text:p>
                <text:list>
                  <text:list-item>
                    <text:p>списки,</text:p>
                  </text:list-item>
                  <text:list-item>
                    <text:p>кортежи,</text:p>
                  </text:list-item>
                  <text:list-item>
                    <text:p>словари,</text:p>
                  </text:list-item>
                  <text:list-item>
                    <text:p>множества,</text:p>
                  </text:list-item>
                  <text:list-item>
                    <text:p>некоторые другие типы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<text:span text:style-name="T12">def</text:span><text:span text:style-name="T13"> GCD(a, b):</text:span></text:p>
                    <text:p><text:span text:style-name="T13"><text:s text:c="4"/></text:span><text:span text:style-name="T12">while</text:span><text:span text:style-name="T13"> b &gt; 0:</text:span></text:p>
                    <text:p><text:span text:style-name="T13"><text:s text:c="8"/></text:span><text:span text:style-name="T13">a,b = b,a%b</text:span></text:p>
                    <text:p><text:span text:style-name="T13"><text:s text:c="4"/></text:span><text:span text:style-name="T12">return</text:span><text:span text:style-name="T13"> a</text:span></text:p>
                    <text:p><text:span text:style-name="T13"/></text:p>
                    <text:p><text:span text:style-name="T12">print</text:span><text:span text:style-name="T13"> GCD(42, 56)</text:span></text:p>
                    <text:p><text:span text:style-name="T13"/></text:p>
                    <text:p><text:span text:style-name="T13">number = 5</text:span></text:p>
                    <text:p>complex_number = 1.5 + 0.5j</text:p>
                    <text:p><text:span text:style-name="T7">print</text:span> complex_number.imag # "0.5"</text:p>
                    <text:p>big_number = 2**1000</text:p>
                    <text:p><text:span text:style-name="T7">print</text:span> <text:span text:style-name="T7">len</text:span>(str(big_number)) # "302"</text:p>
                  </text:list-header>
                </text:list>
              </text:list-item>
            </text:list>
          </draw:text-box>
        </draw:frame>
        <draw:frame presentation:style-name="pr8" draw:layer="layout" svg:width="10.1cm" svg:height="13.86cm" svg:x="15.5cm" svg:y="5cm" presentation:class="outline" presentation:user-transformed="true">
          <draw:text-box>
            <text:p>string = "String"</text:p>
            <text:p>multilined_string = """</text:p>
            <text:p>Multilined string,</text:p>
            <text:p>Yep.</text:p>
            <text:p>"""</text:p>
            <text:p>unicode_string = u"Уникод"</text:p>
            <text:p/>
            <text:p>list_var = [1, 2, 'three']</text:p>
            <text:p>tuple_var = (1, 2, 'three')</text:p>
            <text:p>print list_var[1] # "2"</text:p>
            <text:p/>
            <text:p>dictionary = {'one': 1, 'two': 2}</text:p>
            <text:p><text:span text:style-name="T7">print</text:span> dictionary['one'] # "1"</text:p>
            <text:p>set_var = <text:span text:style-name="T7">set</text:span>([1, 2, 'five'])</text:p>
            <text:p>print 'five' <text:span text:style-name="T7">in</text:span> set_var # "True"</text:p>
            <text:p/>
            <text:p>squares = [v ** 2 for v in <text:span text:style-name="T7">range</text:span>(0, 10) if random.randint(0, 1) == 1]</text:p>
            <text:p><text:span text:style-name="T7">for</text:span> i, v <text:span text:style-name="T7">in</text:span> <text:span text:style-name="T7">enumerate</text:span>(squares):</text:p>
            <text:p><text:s text:c="2"/><text:span text:style-name="T7">print</text:span> "%2d\t%2d" % (i, v)</text:p>
            <text:p># Вывод: </text:p>
            <text:p># 0 <text:s text:c="6"/>0 </text:p>
            <text:p># 1 <text:s text:c="6"/>1 </text:p>
            <text:p># 2 <text:s text:c="6"/>9 </text:p>
            <text:p># 3 <text:s text:c="5"/>16 </text:p>
            <text:p># 4 <text:s text:c="5"/>25 </text:p>
            <text:p># 5 <text:s text:c="5"/>49 </text:p>
          </draw:text-box>
        </draw:frame>
        <draw:frame draw:style-name="gr3" draw:text-style-name="P8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8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Особенности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cm" svg:height="13.86cm" svg:x="2cm" svg:y="5cm" presentation:class="outline" presentation:user-transformed="true">
          <draw:text-box>
            <text:list text:style-name="L2">
              <text:list-item>
                <text:p>Полная интроспекция</text:p>
              </text:list-item>
              <text:list-item>
                <text:p>Поддержка ООП</text:p>
                <text:list>
                  <text:list-item>
                    <text:p>Абстрацция — утиная типизация</text:p>
                  </text:list-item>
                  <text:list-item>
                    <text:p>Инкапсуляция — ограниченная ввиду интроспекции</text:p>
                  </text:list-item>
                  <text:list-item>
                    <text:p>Множественное наследование</text:p>
                  </text:list-item>
                  <text:list-item>
                    <text:p>Полиморфизм — все функции виртуальные</text:p>
                  </text:list-item>
                </text:list>
              </text:list-item>
              <text:list-item>
                <text:p>Механизм обработки исключений</text:p>
              </text:list-item>
              <text:list-item>
                <text:p>Концепция итераторов</text:p>
                <text:list>
                  <text:list-item>
                    <text:p>Единая схема итерирования</text:p>
                  </text:list-item>
                  <text:list-item>
                    <text:p>Лёгкое создание генераторов</text:p>
                  </text:list-item>
                  <text:list-item>
                    <text:p>Мощная библиотека для работы с итераторами</text:p>
                  </text:list-item>
                </text:list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класса</text:p>
                  </text:list-item>
                  <text:list-item>
                    <text:p>Лямбда-функции</text:p>
                  </text:list-item>
                  <text:list-item>
                    <text:p>List comprehension</text:p>
                  </text:list-item>
                </text:list>
              </text:list-item>
              <text:list-item>
                <text:p>Декораторы</text:p>
              </text:list-item>
              <text:list-item>
                <text:p>Встроенное документированние кода</text:p>
              </text:list-item>
            </text:list>
          </draw:text-box>
        </draw:frame>
        <draw:frame presentation:style-name="pr8" draw:text-style-name="P11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Применение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.5cm" svg:height="13.86cm" svg:x="2cm" svg:y="5cm" presentation:class="outline" presentation:user-transformed="true">
          <draw:text-box>
            <text:list text:style-name="L2">
              <text:list-item>
                <text:p>Применение Python:</text:p>
                <text:list>
                  <text:list-item>
                    <text:p>Часто используется как основной язык программирования</text:p>
                  </text:list-item>
                  <text:list-item>
                    <text:p>Быстрое прототипирование</text:p>
                  </text:list-item>
                  <text:list-item>
                    <text:p>Разработка инструментов для системного администрирования</text:p>
                  </text:list-item>
                  <text:list-item>
                    <text:p>Веб-программирование</text:p>
                  </text:list-item>
                  <text:list-item>
                    <text:p>Встроенный скриптовый язык</text:p>
                  </text:list-item>
                </text:list>
              </text:list-item>
              <text:list-item>
                <text:p>Python используют:</text:p>
                <text:list>
                  <text:list-item>
                    <text:p>Как встроенный скриптовый язык</text:p>
                    <text:list>
                      <text:list-item>
                        <text:p>3D редакторы: Maya, MotionBuilder, Softimage, Blender</text:p>
                      </text:list-item>
                      <text:list-item>
                        <text:p>2D редакторы: GIMP, Inkscape, Scribus, and Paint Shop Pro</text:p>
                      </text:list-item>
                      <text:list-item>
                        <text:p>ГИС решение ESRI ArcGIS</text:p>
                      </text:list-item>
                    </text:list>
                  </text:list-item>
                  <text:list-item>
                    <text:p>Программирование в играх: Civilization IV, EVE Online</text:p>
                  </text:list-item>
                  <text:list-item>
                    <text:p>YouTube — для системного многраммирования</text:p>
                  </text:list-item>
                  <text:list-item>
                    <text:p>Для решения широкого спектра задач: Google, Yahoo!, CERN, NASA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1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Общая характеристика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Tcl</text:span><text:span text:style-name="T10"> — </text:span><text:span text:style-name="T14">Tool Command Language</text:span><text:span text:style-name="T15"> — <text:s/>«тикль» — высокоуровневый язык общего назначения</text:span></text:p>
              </text:list-item>
              <text:list-item>
                <text:p><text:span text:style-name="T15">Первоначально разработал John Ousterhout в 1988 в Калифорнийском институте в Беркли, США</text:span></text:p>
              </text:list-item>
              <text:list-item>
                <text:p><text:span text:style-name="T15">Процедурный язык программирования с поддержкой</text:span></text:p>
                <text:list>
                  <text:list-item>
                    <text:p><text:span text:style-name="T15">метапрограммирования,</text:span></text:p>
                  </text:list-item>
                  <text:list-item>
                    <text:p><text:span text:style-name="T15">функциональной парадигмы,</text:span></text:p>
                  </text:list-item>
                  <text:list-item>
                    <text:p><text:span text:style-name="T15">модели управления программой на основе событий</text:span></text:p>
                  </text:list-item>
                </text:list>
              </text:list-item>
              <text:list-item>
                <text:p><text:span text:style-name="T15">Базовая реализация не содержит поддержки ООП, но есть альтернативные реализации, включающие её</text:span></text:p>
              </text:list-item>
              <text:list-item>
                <text:p><text:span text:style-name="T15">Ортогональность</text:span></text:p>
              </text:list-item>
              <text:list-item>
                <text:p><text:span text:style-name="T15">Компилируется в байт-код, а затем выполняется</text:span></text:p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Синтаксис. Особенности</text:p>
          </draw:text-box>
        </draw:frame>
        <draw:frame presentation:style-name="pr8" draw:text-style-name="P9" draw:layer="layout" svg:width="12.6cm" svg:height="13.86cm" svg:x="1.4cm" svg:y="4.914cm" presentation:class="outline" presentation:user-transformed="true">
          <draw:text-box>
            <text:list text:style-name="L2">
              <text:list-item>
                <text:p><text:span text:style-name="T15">Скрипт состоит из команд, разделённых переводом строки или точкой с запятой</text:span></text:p>
              </text:list-item>
              <text:list-item>
                <text:p><text:span text:style-name="T15">Команда:</text:span></text:p>
                <text:list>
                  <text:list-header>
                    <text:p><text:span text:style-name="T15">CommandName arg1 arg2 … argN</text:span></text:p>
                  </text:list-header>
                </text:list>
              </text:list-item>
              <text:list-item>
                <text:p><text:span text:style-name="T15">Базовый тип данных — строки</text:span></text:p>
              </text:list-item>
              <text:list-item>
                <text:p><text:span text:style-name="T15">Контейнеры:</text:span></text:p>
                <text:list>
                  <text:list-item>
                    <text:p><text:span text:style-name="T15">список строк,</text:span></text:p>
                  </text:list-item>
                  <text:list-item>
                    <text:p><text:span text:style-name="T15">ассоциативный массив</text:span></text:p>
                  </text:list-item>
                </text:list>
              </text:list-item>
              <text:list-item>
                <text:p><text:span text:style-name="T15">Функциональная парадигма используется редко</text:span></text:p>
                <text:list>
                  <text:list-item>
                    <text:p><text:span text:style-name="T15">Функции высшего порядка и абстракции функции</text:span></text:p>
                  </text:list-item>
                </text:list>
              </text:list-item>
              <text:list-item>
                <text:p><text:span text:style-name="T15">Модель событийно-ориентированного программирования</text:span></text:p>
                <text:list>
                  <text:list-item>
                    <text:p><text:span text:style-name="T15">Tcl/Tk — библиотека для задания GUI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draw:frame draw:style-name="gr4" draw:layer="layout" svg:width="11.5cm" svg:height="13.76cm" svg:x="14.5cm" svg:y="5cm">
          <draw:text-box>
            <text:list text:style-name="L1">
              <text:list-item>
                <text:list>
                  <text:list-item>
                    <text:p><text:span text:style-name="T15">Примеры:</text:span></text:p>
                    <text:p><text:span text:style-name="T16">proc</text:span><text:span text:style-name="T15"> gcd { a b }{</text:span></text:p>
                    <text:p><text:span text:style-name="T8"><text:s text:c="2"/></text:span><text:span text:style-name="T16">while</text:span><text:span text:style-name="T8"> { $b &gt; 0 } {</text:span></text:p>
                    <text:p><text:span text:style-name="T8"><text:s text:c="4"/></text:span><text:span text:style-name="T16">set</text:span><text:span text:style-name="T8"> t $b</text:span></text:p>
                    <text:p><text:span text:style-name="T8"><text:s text:c="4"/></text:span><text:span text:style-name="T16">set</text:span><text:span text:style-name="T8"> b [expr $a % $b]</text:span></text:p>
                    <text:p><text:span text:style-name="T8"><text:s text:c="4"/></text:span><text:span text:style-name="T16">set</text:span><text:span text:style-name="T8"> a $t</text:span></text:p>
                    <text:p><text:span text:style-name="T8"><text:s text:c="2"/></text:span><text:span text:style-name="T8">}</text:span></text:p>
                    <text:p><text:span text:style-name="T8"><text:s text:c="2"/></text:span><text:span text:style-name="T16">return</text:span><text:span text:style-name="T8"> $a</text:span></text:p>
                    <text:p><text:span text:style-name="T8">}</text:span></text:p>
                    <text:p><text:span text:style-name="T16">puts</text:span><text:span text:style-name="T8"> [</text:span><text:span text:style-name="T16">gcd</text:span><text:span text:style-name="T8"> 42 56]</text:span></text:p>
                    <text:p><text:span text:style-name="T8"/></text:p>
                    <text:p><text:span text:style-name="T16">set</text:span><text:span text:style-name="T15"> number 5</text:span></text:p>
                    <text:p><text:span text:style-name="T7">set</text:span> string "Some string with</text:p>
                    <text:p><text:s text:c="4"/>number $number"</text:p>
                    <text:p/>
                    <text:p><text:span text:style-name="T7">set</text:span> string_list {e1 e2 e3}</text:p>
                    <text:p><text:span text:style-name="T7">set</text:span> map_var(one) 1</text:p>
                    <text:p><text:span text:style-name="T7">set</text:span> map_var(two) 2</text:p>
                    <text:p><text:span text:style-name="T7">puts</text:span> $map_var(two) # «2»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Применение</text:p>
          </draw:text-box>
        </draw:frame>
        <draw:frame presentation:style-name="pr8" draw:text-style-name="P12" draw:layer="layout" svg:width="25.199cm" svg:height="13.86cm" svg:x="1.4cm" svg:y="4.914cm" presentation:class="outline">
          <draw:text-box>
            <text:list text:style-name="L2">
              <text:list-item>
                <text:p>Применение Tcl:</text:p>
                <text:list>
                  <text:list-item>
                    <text:p>Быстрое прототипирование</text:p>
                  </text:list-item>
                  <text:list-item>
                    <text:p>Создание графических интерфейсов (Tcl/Tk)</text:p>
                  </text:list-item>
                  <text:list-item>
                    <text:p>Встроенный скриптовый язык</text:p>
                  </text:list-item>
                  <text:list-item>
                    <text:p>Тестирование</text:p>
                  </text:list-item>
                  <text:list-item>
                    <text:p>Написание хранимых процедур PostgreSQL (PL/Tcl)</text:p>
                  </text:list-item>
                  <text:list-item>
                    <text:p>Иногда создание CGI-скриптов</text:p>
                  </text:list-item>
                </text:list>
              </text:list-item>
              <text:list-item>
                <text:p>Tcl используют:</text:p>
                <text:list>
                  <text:list-item>
                    <text:p>BMW — пользовательские интерфейсы и интегрирующая среда системы управления производственными процессами реального времени на заводах</text:p>
                  </text:list-item>
                  <text:list-item>
                    <text:p>AOL — встроенный язык программирования в веб-сервере AOLserver</text:p>
                  </text:list-item>
                  <text:list-item>
                    <text:p>Cisco, HP, Motorola — системы тестирования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бщая характеристика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Ruby</text:span><text:span text:style-name="T10"> — высокоуровневый язык общего назначения</text:span></text:p>
              </text:list-item>
              <text:list-item>
                <text:p><text:span text:style-name="T10">Первоначально разработал японец Юкихиро Мацумото в 1995 г.</text:span></text:p>
              </text:list-item>
              <text:list-item>
                <text:p><text:span text:style-name="T10">Акцент на</text:span></text:p>
                <text:list>
                  <text:list-item>
                    <text:p><text:span text:style-name="T10">понятность кода,</text:span></text:p>
                  </text:list-item>
                  <text:list-item>
                    <text:p><text:span text:style-name="T10">высокую скорость разработки,</text:span></text:p>
                  </text:list-item>
                  <text:list-item>
                    <text:p><text:span text:style-name="T10">простоту разработки,</text:span></text:p>
                  </text:list-item>
                  <text:list-item>
                    <text:p><text:span text:style-name="T10">автоматизацию решения рутинных задач</text:span></text:p>
                  </text:list-item>
                </text:list>
              </text:list-item>
              <text:list-item>
                <text:p><text:span text:style-name="T10">Принцип «наименьшей неожиданности»</text:span></text:p>
              </text:list-item>
              <text:list-item>
                <text:p><text:span text:style-name="T10">Лаконичный синтаксис</text:span></text:p>
              </text:list-item>
              <text:list-item>
                <text:p><text:span text:style-name="T10">Динамическая типизация</text:span></text:p>
              </text:list-item>
              <text:list-item>
                <text:p><text:span text:style-name="T10">Объектно ориентированный, с поддержкой процедурной и функциональной парадигм</text:span></text:p>
              </text:list-item>
              <text:list-item>
                <text:p><text:span text:style-name="T10">Рефлективный</text:span></text:p>
              </text:list-item>
              <text:list-item>
                <text:p><text:span text:style-name="T10">Независимая от ОС реализация многопоточности</text:span></text:p>
              </text:list-item>
              <text:list-item>
                <text:p><text:span text:style-name="T10">Автоматическое управление памятью. Сборщик мусора</text:span></text:p>
              </text:list-item>
              <text:list-item>
                <text:p><text:span text:style-name="T10">Интерактивный режим выполнения</text:span></text:p>
              </text:list-item>
              <text:list-item>
                <text:p><text:span text:style-name="T10">Интерпретируемый. Начиная с версии 1.9 — компилируемый в байт-код и выполняемый на виртуальной машине </text:span></text:p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Синтаксис</text:p>
          </draw:text-box>
        </draw:frame>
        <draw:frame presentation:style-name="pr8" draw:text-style-name="P9" draw:layer="layout" svg:width="12.296cm" svg:height="13.86cm" svg:x="1.4cm" svg:y="4.914cm" presentation:class="outline">
          <draw:text-box>
            <text:list text:style-name="L2">
              <text:list-item>
                <text:p>Полностью объектно-ориентированный язык:</text:p>
                <text:list>
                  <text:list-item>
                    <text:p>все данные — объекты,</text:p>
                  </text:list-item>
                  <text:list-item>
                    <text:p>все функции — методы</text:p>
                  </text:list-item>
                </text:list>
              </text:list-item>
              <text:list-item>
                <text:p>Поддержка разделения на модули</text:p>
              </text:list-item>
              <text:list-item>
                <text:p>Переменные — имена ссылок на экземпляры классов</text:p>
              </text:list-item>
              <text:list-item>
                <text:p>Базовые коллекции:</text:p>
                <text:list>
                  <text:list-item>
                    <text:p>массивы,</text:p>
                  </text:list-item>
                  <text:list-item>
                    <text:p>хеши,</text:p>
                  </text:list-item>
                  <text:list-item>
                    <text:p>другие типы</text:p>
                  </text:list-item>
                </text:list>
              </text:list-item>
              <text:list-item>
                <text:p>Большое количество вариантов коллекций реализовано в стандартных библиотеках</text:p>
              </text:list-item>
              <text:list-item>
                <text:p>Примеры:</text:p>
                <text:list>
                  <text:list-header>
                    <text:p><text:span text:style-name="T7">def</text:span> gcd(a, b)</text:p>
                    <text:p><text:s text:c="2"/><text:span text:style-name="T7">while</text:span> b &gt; 0</text:p>
                    <text:p><text:s text:c="4"/>a,b = b,a%b</text:p>
                    <text:p><text:s text:c="2"/><text:span text:style-name="T7">end</text:span></text:p>
                    <text:p><text:s text:c="2"/>a</text:p>
                    <text:p><text:span text:style-name="T7">end</text:span></text:p>
                    <text:p><text:span text:style-name="T7"/></text:p>
                    <text:p><text:span text:style-name="T7">puts</text:span> gcd(42, 56)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p>array_var = [1, 2, 'three']</text:p>
            <text:p><text:span text:style-name="T7">puts</text:span> array_var[1] # "2"</text:p>
            <text:p/>
            <text:p>hash_var = {'one' =&gt; 1, 'two' =&gt; 2}</text:p>
            <text:p><text:span text:style-name="T7">puts</text:span> hash_var['one'] # "1"</text:p>
            <text:p/>
            <text:p># Range от 0 до 10</text:p>
            <text:p>(0..10).</text:p>
            <text:p><text:s text:c="2"/># новый Range из квадратов</text:p>
            <text:p><text:s text:c="2"/><text:span text:style-name="T7">collect</text:span>{|v| v ** 2 }.</text:p>
            <text:p><text:s text:c="2"/># новый Range из некоторых элементов старого</text:p>
            <text:p><text:s text:c="2"/><text:span text:style-name="T7">select</text:span>{ rand(2) == 1 }.</text:p>
            <text:p><text:s text:c="2"/># для каждого элемента печать индекса и самого элемента</text:p>
            <text:p><text:s text:c="2"/><text:span text:style-name="T7">each_with_index</text:span>{|v,i| <text:span text:style-name="T7">printf</text:span> "%2d\t%2d\n", i, v }</text:p>
            <text:p># Вывод:</text:p>
            <text:p># 0 <text:s text:c="6"/>0</text:p>
            <text:p># 1 <text:s text:c="6"/>4</text:p>
            <text:p># 2 <text:s text:c="6"/>9</text:p>
            <text:p># 3 <text:s text:c="5"/>16</text:p>
            <text:p># 4 <text:s text:c="5"/>64</text:p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собенности</text:p>
          </draw:text-box>
        </draw:frame>
        <draw:frame presentation:style-name="pr8" draw:text-style-name="P9" draw:layer="layout" svg:width="12.296cm" svg:height="13.86cm" svg:x="1.4cm" svg:y="4.914cm" presentation:class="outline">
          <draw:text-box>
            <text:list text:style-name="L2">
              <text:list-item>
                <text:p>Объектно-ориентированный</text:p>
                <text:list>
                  <text:list-item>
                    <text:p>Инкапсуляция</text:p>
                    <text:list>
                      <text:list-item>
                        <text:p>Доступ к данным через методы</text:p>
                      </text:list-item>
                      <text:list-item>
                        <text:p>Public, private, protected члены</text:p>
                      </text:list-item>
                    </text:list>
                  </text:list-item>
                  <text:list-item>
                    <text:p>Вызов метода — передача сообщения</text:p>
                  </text:list-item>
                  <text:list-item>
                    <text:p>Абстракция — утиная типизация</text:p>
                  </text:list-item>
                  <text:list-item>
                    <text:p>Наследование</text:p>
                    <text:list>
                      <text:list-item>
                        <text:p>Механизм «примесей» вместо множественного наследования</text:p>
                      </text:list-item>
                    </text:list>
                  </text:list-item>
                  <text:list-item>
                    <text:p>Полиморфизм</text:p>
                    <text:list>
                      <text:list-item>
                        <text:p>Возможность динамического изменения содержимого класса, экземпляра класса</text:p>
                      </text:list-item>
                    </text:list>
                  </text:list-item>
                </text:list>
              </text:list-item>
              <text:list-item>
                <text:p>Встроенная в синтаксис поддержка регулярных выражений</text:p>
              </text:list-item>
              <text:list-item>
                <text:p>Блоки — именованные замыкания. Итерирование</text:p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Константы</text:p>
              </text:list-item>
              <text:list-item>
                <text:p>Механизм обработки исключений</text:p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Лямбда-функции</text:p>
                  </text:list-item>
                  <text:list-item>
                    <text:p>Continuation</text:p>
                  </text:list-item>
                </text:list>
              </text:list-item>
              <text:list-item>
                <text:p>Поддержка многопоточности</text:p>
              </text:list-item>
              <text:list-item>
                <text:p>Метапрограммирование</text:p>
                <text:list>
                  <text:list-item>
                    <text:p>Метаклассы</text:p>
                  </text:list-item>
                </text:list>
              </text:list-item>
              <text:list-item>
                <text:p>«Синтаксический сахар»</text:p>
              </text:list-item>
              <text:list-item>
                <text:p>Существенный недостаток: медленный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Применение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0">Применение Ruby:</text:span></text:p>
                <text:list>
                  <text:list-item>
                    <text:p><text:span text:style-name="T10">Иногда используется как основной язык программирования</text:span></text:p>
                  </text:list-item>
                  <text:list-item>
                    <text:p><text:span text:style-name="T10">Веб-программирование (Ruby on Rails)</text:span></text:p>
                  </text:list-item>
                  <text:list-item>
                    <text:p><text:span text:style-name="T10">Встроенный скриптовый язык</text:span></text:p>
                  </text:list-item>
                </text:list>
              </text:list-item>
              <text:list-item>
                <text:p><text:span text:style-name="T10">Ruby используют:</text:span></text:p>
                <text:list>
                  <text:list-item>
                    <text:p><text:span text:style-name="T10">Как встроенный скриптовый язык: </text:span></text:p>
                    <text:list>
                      <text:list-item>
                        <text:p><text:span text:style-name="T10">Google SketchUp, Inkscape, Xchat, RPG Maker, Amarok</text:span></text:p>
                      </text:list-item>
                    </text:list>
                  </text:list-item>
                  <text:list-item>
                    <text:p><text:span text:style-name="T10">NASA — программирование имитационных моделей</text:span></text:p>
                  </text:list-item>
                  <text:list-item>
                    <text:p><text:span text:style-name="T10">Motorola — программирование эмуляторов, обработка данных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Общая характеристика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Lua</text:span><text:span text:style-name="T10"> — высокоуровневый язык общего назначения</text:span></text:p>
              </text:list-item>
              <text:list-item>
                <text:p><text:span text:style-name="T10">Разработан подразделением Tecgraf Католического университета Рио-де-Жанейро в Бразилии в 1993 г.</text:span></text:p>
              </text:list-item>
              <text:list-item>
                <text:p><text:span text:style-name="T10">Рефлективный</text:span></text:p>
              </text:list-item>
              <text:list-item>
                <text:p><text:span text:style-name="T10">Многопарадигменный:</text:span></text:p>
                <text:list>
                  <text:list-item>
                    <text:p><text:span text:style-name="T10">императивный,</text:span></text:p>
                  </text:list-item>
                  <text:list-item>
                    <text:p><text:span text:style-name="T10">функциональный,</text:span></text:p>
                  </text:list-item>
                  <text:list-item>
                    <text:p><text:span text:style-name="T10">объектно-ориентированный</text:span></text:p>
                  </text:list-item>
                </text:list>
              </text:list-item>
              <text:list-item>
                <text:p><text:span text:style-name="T10">Предоставляет гибкие возможности для расширения языка</text:span></text:p>
              </text:list-item>
              <text:list-item>
                <text:p><text:span text:style-name="T10">Динамическая типизация</text:span></text:p>
              </text:list-item>
              <text:list-item>
                <text:p><text:span text:style-name="T10">Компилируется в байт-код, затем выполняется на виртуальной машине</text:span></text:p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Синтаксис</text:p>
          </draw:text-box>
        </draw:frame>
        <draw:frame presentation:style-name="pr8" draw:text-style-name="P9" draw:layer="layout" svg:width="12.296cm" svg:height="13.86cm" svg:x="1.4cm" svg:y="4.914cm" presentation:class="outline">
          <draw:text-box>
            <text:list text:style-name="L2">
              <text:list-item>
                <text:p>Ограниченный набор базовых типов данных</text:p>
              </text:list-item>
              <text:list-item>
                <text:p>Единственный вид контейнера — таблица — ассоциативная структура данных отображающая ключ в значение</text:p>
              </text:list-item>
              <text:list-item>
                <text:p>Таблицы используются для реализации</text:p>
                <text:list>
                  <text:list-item>
                    <text:p>структур,</text:p>
                  </text:list-item>
                  <text:list-item>
                    <text:p>областей видимости,</text:p>
                  </text:list-item>
                  <text:list-item>
                    <text:p>массивов,</text:p>
                  </text:list-item>
                  <text:list-item>
                    <text:p>парадигмы объектно-ориентированного программирования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point = { x = 10, y = 20 }</text:p>
                    <text:p>print(point["x"]) <text:s text:c="13"/>-- "10"</text:p>
                    <text:p>print(point.x) <text:s text:c="16"/>-- "10"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header>
                <text:p>array = { 1, 2, "three" }</text:p>
                <text:p>print(array[1]) <text:s text:c="15"/>-- "1"</text:p>
                <text:p/>
                <text:p>function Point(x, y)</text:p>
                <text:p><text:s text:c="2"/>return { x = x, y = y }</text:p>
                <text:p>end</text:p>
                <text:p>array = { Point(10, 20), Point(30, 40), Point(50, 60) }</text:p>
                <text:p>print(array[2].y) <text:s text:c="13"/>-- "40"</text:p>
                <text:p/>
                <text:p>function gcd(a, b)</text:p>
                <text:p><text:s text:c="2"/>while b &gt; 0 do</text:p>
                <text:p><text:s text:c="4"/>a,b = b, a % b</text:p>
                <text:p><text:s text:c="2"/>end</text:p>
                <text:p><text:s text:c="2"/>return a</text:p>
                <text:p>end</text:p>
                <text:p/>
                <text:p>print(gcd(42, 56))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Особенности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Метатаблицы</text:p>
              </text:list-item>
              <text:list-item>
                <text:p>Поддерживает парадигмы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Замыкания</text:p>
                  </text:list-item>
                </text:list>
              </text:list-item>
              <text:list-item>
                <text:p>Использует небольшие объёмы памяти</text:p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Применение</text:p>
          </draw:text-box>
        </draw:frame>
        <draw:frame presentation:style-name="pr8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0">Применение Lua:</text:span></text:p>
                <text:list>
                  <text:list-item>
                    <text:p><text:span text:style-name="T10">Встроенный скриптовый язык (в основном в видео играх)</text:span></text:p>
                  </text:list-item>
                  <text:list-item>
                    <text:p><text:span text:style-name="T10">Язык программирования встраиваимых систем</text:span></text:p>
                  </text:list-item>
                </text:list>
              </text:list-item>
              <text:list-item>
                <text:p><text:span text:style-name="T10">Lua используют:</text:span></text:p>
                <text:list>
                  <text:list-item>
                    <text:p><text:span text:style-name="T10">Игры:</text:span></text:p>
                    <text:list>
                      <text:list-item>
                        <text:p><text:span text:style-name="T10">Baldur's Gate, Crysis, Far Cry, Ragnarok Online, World of Warcraft</text:span></text:p>
                      </text:list-item>
                    </text:list>
                  </text:list-item>
                  <text:list-item>
                    <text:p><text:span text:style-name="T10">Apache HTTP Server — можно использовать для обработки запросов</text:span></text:p>
                  </text:list-item>
                  <text:list-item>
                    <text:p><text:span text:style-name="T10">Cisco — реализация Dynamic Access Policies в ASA</text:span></text:p>
                  </text:list-item>
                  <text:list-item>
                    <text:p><text:span text:style-name="T10">Awesome — для задания конфигурации</text:span></text:p>
                  </text:list-item>
                  <text:list-item>
                    <text:p><text:span text:style-name="T10">Logitech — для программирования биндингов некоторых клавиатур</text:span></text:p>
                  </text:list-item>
                  <text:list-item>
                    <text:p><text:span text:style-name="T10">ASRC Aerospace — сбор и обработка информации для отслеживания утечек опасных газов в ходе запуска космических кораблей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Узконаправленные языки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&lt;MAXScript (3DSMax), MATLAB, R, Bison, консоль в некоторых играх (Quake, Half-Life),</text:p>
                <text:p>макросы MS Word/Excel, OpenOffice.&gt;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равн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здесь будет сводная таблица характеристик различных скриптовых языков программирования, как Вы предложили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<text:span text:style-name="T6">Заключение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Скриптовые языки — набор удобныx и надёжныx инструментов для быстрого и простого решения широкого спектра задач</text:p>
                <text:p>&lt;+++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Источники информации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будет заполнено позже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Благодарю за внимание!</text:span>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5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4_0572_5f_Rutsky_5f_Scripting_5f_languages-background" style:display-name="40572_Rutsky_Scripting_languages-background" style:family="presentation">
      <style:graphic-properties draw:stroke="none" draw:fill="none"/>
      <style:text-properties style:letter-kerning="true"/>
    </style:style>
    <style:style style:name="_34_0572_5f_Rutsky_5f_Scripting_5f_languages-backgroundobjects" style:display-name="40572_Rutsky_Scripting_languag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4_0572_5f_Rutsky_5f_Scripting_5f_languages-notes" style:display-name="40572_Rutsky_Scripting_languag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4_0572_5f_Rutsky_5f_Scripting_5f_languages-outline1" style:display-name="40572_Rutsky_Scripting_languages-outline1" style:family="presentation">
      <style:graphic-properties draw:stroke="none" draw:fill="none" draw:auto-grow-height="false" draw:fit-to-size="shrink-to-fit">
        <text:list-style style:name="_34_0572_5f_Rutsky_5f_Scripting_5f_languages-outline1" style:display-name="40572_Rutsky_Scripting_langu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outline2" style:display-name="40572_Rutsky_Scripting_languages-outline2" style:family="presentation" style:parent-style-name="_34_0572_5f_Rutsky_5f_Scripting_5f_languages-outline1">
      <style:paragraph-properties fo:margin-top="0cm" fo:margin-bottom="0.4cm"/>
      <style:text-properties fo:font-size="28pt" style:font-size-asian="28pt" style:font-size-complex="28pt"/>
    </style:style>
    <style:style style:name="_34_0572_5f_Rutsky_5f_Scripting_5f_languages-outline3" style:display-name="40572_Rutsky_Scripting_languages-outline3" style:family="presentation" style:parent-style-name="_34_0572_5f_Rutsky_5f_Scripting_5f_languages-outline2">
      <style:paragraph-properties fo:margin-top="0cm" fo:margin-bottom="0.3cm"/>
      <style:text-properties fo:font-size="24pt" style:font-size-asian="24pt" style:font-size-complex="24pt"/>
    </style:style>
    <style:style style:name="_34_0572_5f_Rutsky_5f_Scripting_5f_languages-outline4" style:display-name="40572_Rutsky_Scripting_languages-outline4" style:family="presentation" style:parent-style-name="_34_0572_5f_Rutsky_5f_Scripting_5f_languages-outline3">
      <style:paragraph-properties fo:margin-top="0cm" fo:margin-bottom="0.2cm"/>
      <style:text-properties fo:font-size="20pt" style:font-size-asian="20pt" style:font-size-complex="20pt"/>
    </style:style>
    <style:style style:name="_34_0572_5f_Rutsky_5f_Scripting_5f_languages-outline5" style:display-name="40572_Rutsky_Scripting_languages-outline5" style:family="presentation" style:parent-style-name="_34_0572_5f_Rutsky_5f_Scripting_5f_languages-outline4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6" style:display-name="40572_Rutsky_Scripting_languages-outline6" style:family="presentation" style:parent-style-name="_34_0572_5f_Rutsky_5f_Scripting_5f_languages-outline5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7" style:display-name="40572_Rutsky_Scripting_languages-outline7" style:family="presentation" style:parent-style-name="_34_0572_5f_Rutsky_5f_Scripting_5f_languages-outline6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8" style:display-name="40572_Rutsky_Scripting_languages-outline8" style:family="presentation" style:parent-style-name="_34_0572_5f_Rutsky_5f_Scripting_5f_languages-outline7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9" style:display-name="40572_Rutsky_Scripting_languages-outline9" style:family="presentation" style:parent-style-name="_34_0572_5f_Rutsky_5f_Scripting_5f_languages-outline8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subtitle" style:display-name="40572_Rutsky_Scripting_languages-subtitle" style:family="presentation">
      <style:graphic-properties draw:stroke="none" draw:fill="none" draw:textarea-vertical-align="middle">
        <text:list-style style:name="_34_0572_5f_Rutsky_5f_Scripting_5f_languages-subtitle" style:display-name="40572_Rutsky_Scripting_langua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title" style:display-name="40572_Rutsky_Scripting_languages-title" style:family="presentation">
      <style:graphic-properties draw:stroke="none" draw:fill="none" draw:textarea-vertical-align="middle">
        <text:list-style style:name="_34_0572_5f_Rutsky_5f_Scripting_5f_languages-title" style:display-name="40572_Rutsky_Scripting_langua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4_0572_5f_Rutsky_5f_Scripting_5f_languag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4_0572_5f_Rutsky_5f_Scripting_5f_languag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4_0572_5f_Rutsky_5f_Scripting_5f_langua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 presentation:use-date-time-name="dtd1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6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_34_0572_5f_Rutsky_5f_Scripting_5f_languages" style:display-name="40572_Rutsky_Scripting_languages" style:page-layout-name="PM1" draw:style-name="Mdp1">
      <office:forms form:automatic-focus="false" form:apply-design-mode="false"/>
      <draw:frame presentation:style-name="_34_0572_5f_Rutsky_5f_Scripting_5f_languages-title" draw:layer="backgroundobjects" svg:width="25.199cm" svg:height="3.506cm" svg:x="1.4cm" svg:y="0.837cm" presentation:class="title" presentation:placeholder="true">
        <draw:text-box/>
      </draw:frame>
      <draw:frame presentation:style-name="_34_0572_5f_Rutsky_5f_Scripting_5f_languag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4.1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7.5cm" svg:height="1.448cm" svg:x="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099cm" svg:height="1.448cm" svg:x="23.5cm" svg:y="19.131cm" presentation:class="page-number">
        <draw:text-box>
          <text:p text:style-name="MP2"><text:span text:style-name="MT1"><text:page-number>1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4_0572_5f_Rutsky_5f_Scripting_5f_languages-title" draw:layer="backgroundobjects" svg:width="14.848cm" svg:height="11.136cm" svg:x="3.075cm" svg:y="2.257cm" presentation:class="page"/>
        <draw:frame presentation:style-name="_34_0572_5f_Rutsky_5f_Scripting_5f_languag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3T03:14:04</meta:creation-date>
    <meta:editing-duration>PT88H18M46S</meta:editing-duration>
    <meta:editing-cycles>655</meta:editing-cycles>
    <dc:date>2009-10-25T18:37:04</dc:date>
    <meta:generator>OpenOffice.org/3.0$Unix OpenOffice.org_project/300m15$Build-9379</meta:generator>
    <meta:document-statistic meta:object-count="260"/>
    <meta:user-defined meta:name="Info 1"/>
    <meta:user-defined meta:name="Info 2"/>
    <meta:user-defined meta:name="Info 3"/>
    <meta:user-defined meta:name="Info 4"/>
  </office:meta>
</office:document-meta>
</file>